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68c6" officeooo:paragraph-rsid="000b68c6"/>
    </style:style>
    <style:style style:name="P2" style:family="paragraph" style:parent-style-name="Standard">
      <style:text-properties officeooo:rsid="000c5eac" officeooo:paragraph-rsid="0013b8f2"/>
    </style:style>
    <style:style style:name="P3" style:family="paragraph" style:parent-style-name="Standard">
      <style:text-properties officeooo:rsid="000c5eac" officeooo:paragraph-rsid="00546222"/>
    </style:style>
    <style:style style:name="P4" style:family="paragraph" style:parent-style-name="Standard">
      <style:text-properties officeooo:rsid="000c5eac" officeooo:paragraph-rsid="005d6209"/>
    </style:style>
    <style:style style:name="P5" style:family="paragraph" style:parent-style-name="Standard">
      <style:text-properties officeooo:paragraph-rsid="000fcf60"/>
    </style:style>
    <style:style style:name="P6" style:family="paragraph" style:parent-style-name="Standard">
      <style:text-properties officeooo:rsid="001a3fe9" officeooo:paragraph-rsid="00271fa5"/>
    </style:style>
    <style:style style:name="P7" style:family="paragraph" style:parent-style-name="Standard">
      <style:text-properties officeooo:rsid="001a3fe9" officeooo:paragraph-rsid="002b77c8"/>
    </style:style>
    <style:style style:name="P8" style:family="paragraph" style:parent-style-name="Standard">
      <style:text-properties officeooo:rsid="00267608" officeooo:paragraph-rsid="00267608"/>
    </style:style>
    <style:style style:name="P9" style:family="paragraph" style:parent-style-name="Standard">
      <style:text-properties officeooo:paragraph-rsid="00271fa5"/>
    </style:style>
    <style:style style:name="P10" style:family="paragraph" style:parent-style-name="Standard">
      <style:text-properties fo:font-weight="normal" officeooo:rsid="00291880" officeooo:paragraph-rsid="00291880" style:font-weight-asian="normal" style:font-weight-complex="normal"/>
    </style:style>
    <style:style style:name="P11" style:family="paragraph" style:parent-style-name="Standard">
      <style:text-properties officeooo:rsid="00291880" officeooo:paragraph-rsid="00291880"/>
    </style:style>
    <style:style style:name="P12" style:family="paragraph" style:parent-style-name="Standard">
      <style:text-properties officeooo:rsid="00291880" officeooo:paragraph-rsid="0029e4bf"/>
    </style:style>
    <style:style style:name="P13" style:family="paragraph" style:parent-style-name="Standard">
      <style:text-properties officeooo:rsid="002caaac" officeooo:paragraph-rsid="002caaac"/>
    </style:style>
    <style:style style:name="P14" style:family="paragraph" style:parent-style-name="Standard">
      <style:text-properties officeooo:rsid="0035f175" officeooo:paragraph-rsid="003bd5cb"/>
    </style:style>
    <style:style style:name="P15" style:family="paragraph" style:parent-style-name="Standard">
      <style:text-properties officeooo:rsid="0035f175" officeooo:paragraph-rsid="002caaac"/>
    </style:style>
    <style:style style:name="P16" style:family="paragraph" style:parent-style-name="Standard">
      <style:text-properties officeooo:rsid="004c007e" officeooo:paragraph-rsid="004c007e"/>
    </style:style>
    <style:style style:name="P17" style:family="paragraph" style:parent-style-name="Standard">
      <style:text-properties officeooo:rsid="005ea4f6" officeooo:paragraph-rsid="005ea4f6"/>
    </style:style>
    <style:style style:name="P18" style:family="paragraph" style:parent-style-name="Standard">
      <style:text-properties officeooo:rsid="0062e64b" officeooo:paragraph-rsid="00701a9a"/>
    </style:style>
    <style:style style:name="P19" style:family="paragraph" style:parent-style-name="Standard">
      <style:text-properties officeooo:rsid="0012eded" officeooo:paragraph-rsid="0013b8f2"/>
    </style:style>
    <style:style style:name="P20" style:family="paragraph" style:parent-style-name="Standard">
      <style:text-properties officeooo:rsid="00701a9a" officeooo:paragraph-rsid="007d79ea"/>
    </style:style>
    <style:style style:name="P21" style:family="paragraph" style:parent-style-name="Standard">
      <style:text-properties officeooo:rsid="000fcf60" officeooo:paragraph-rsid="002361bb"/>
    </style:style>
    <style:style style:name="P22" style:family="paragraph" style:parent-style-name="Standard">
      <style:text-properties officeooo:rsid="000fcf60" officeooo:paragraph-rsid="00271fa5"/>
    </style:style>
    <style:style style:name="P23" style:family="paragraph" style:parent-style-name="Standard">
      <style:text-properties officeooo:rsid="00527f4a" officeooo:paragraph-rsid="00527f4a"/>
    </style:style>
    <style:style style:name="T1" style:family="text">
      <style:text-properties officeooo:rsid="000daa29"/>
    </style:style>
    <style:style style:name="T2" style:family="text">
      <style:text-properties officeooo:rsid="0017e7c6"/>
    </style:style>
    <style:style style:name="T3" style:family="text">
      <style:text-properties officeooo:rsid="001bf1ac"/>
    </style:style>
    <style:style style:name="T4" style:family="text">
      <style:text-properties officeooo:rsid="00224e72"/>
    </style:style>
    <style:style style:name="T5" style:family="text">
      <style:text-properties officeooo:rsid="002568a7"/>
    </style:style>
    <style:style style:name="T6" style:family="text">
      <style:text-properties officeooo:rsid="0043fcb0"/>
    </style:style>
    <style:style style:name="T7" style:family="text">
      <style:text-properties officeooo:rsid="004704a8"/>
    </style:style>
    <style:style style:name="T8" style:family="text">
      <style:text-properties officeooo:rsid="004ca75e"/>
    </style:style>
    <style:style style:name="T9" style:family="text">
      <style:text-properties officeooo:rsid="00546222"/>
    </style:style>
    <style:style style:name="T10" style:family="text">
      <style:text-properties officeooo:rsid="005d6209"/>
    </style:style>
    <style:style style:name="T11" style:family="text">
      <style:text-properties officeooo:rsid="005f3d9b"/>
    </style:style>
    <style:style style:name="T12" style:family="text">
      <style:text-properties officeooo:rsid="00640d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Thanks to my family, I grew up surrounded by music and people playing music.<text:span text:style-name="T11"> My father played the bass in a blues band.</text:span></text:p>
      <text:p text:style-name="P19">At 18, I broke my leg and I started to play the guitar. </text:p>
      <text:p text:style-name="P2">I started of electric - along the lines of the likes of <text:span text:style-name="T4">Gilmour,</text:span> Hendrix<text:span text:style-name="T5"> and Clapton</text:span>, <text:span text:style-name="T1">it was all 70s rock, prog rock and blues. I started my first band, and soon we were playing around Umbria.</text:span></text:p>
      <text:p text:style-name="P7">At age 20, I landed in New York. There was music everywhere, and a lot of it was jazz. <text:s/><text:span text:style-name="T3">With my love superior for the progressive rock of the 70s and the newly found jazz, I discovered jazz rock - and with Miles, Weather Report, Head Hunters, Mahavishnu Orchestra, it was an easy thing to love. </text:span></text:p>
      <text:p text:style-name="P18">I moved to London and there played in many jam sessions<text:span text:style-name="T12"> and met a drummer David Lo Cascio (Lee Konitz, Giovanni Tommaso), with whom I moved to Rome. In Rome we lived in an apartment of all musicians, playing and developing together, sharing musical ideas and different backgrounds, always inviting other musicians for in-house jam sessions. In those years, I alternated between many styles of modern music, mosly experimental avant-garde with elements of rock, funk, blues, jazz, electronic music and free jazz. Mastikazz - a trio with Cristiano Argentino on bass guitar (Ennio Morricone Orchestra/Jenny Sorrenti/Marcello Vento) and Giulio Clesceri on drums was based on experimentation and study. In the power trio, Rock in progress, wih David Lo Cascio (drums) and Leonardo Guintini (bass guitar) we played fusion. </text:span></text:p>
      <text:p text:style-name="P20">In 2012 I moved to Berlin, where I am still. Shorty after getting to Berlin, I was diagnosed wih Morbus Bechterew, an autoimmune disease, causing inflammation of the spinal joints. That prevented me from playing music for 4 years. In 2016 I started to play again - I had the great pleasure of studying with Paolo Tofani (guitar and sinth/Area). I got interested in african and brazilian music and started playing the nylon-string guitar.</text:p>
      <text:p text:style-name="P10"/>
      <text:p text:style-name="P21"><text:s/></text:p>
      <text:p text:style-name="P22">I love groove and broken rhythm, and for that have studied the elements of african and brazilian music, blues, jazz...</text:p>
      <text:p text:style-name="P9"/>
      <text:p text:style-name="P22">Like in a conversation, the things you need to express you have to do without planning - and for that I love improvisation. From there comes my love of jazz, of indian music...</text:p>
      <text:p text:style-name="P6"/>
      <text:p text:style-name="P8">I think it's good when things mix up. Zappa teaches us so.</text:p>
      <text:p text:style-name="P8"/>
      <text:p text:style-name="P8"/>
      <text:p text:style-name="P5"/>
      <text:p text:style-name="P4"><text:span text:style-name="T10">... </text:span>but with years I<text:span text:style-name="T2">'ve</text:span> learned to appreciate the intimacy of the classical guitar.</text:p>
      <text:p text:style-name="P3">I know how to make the biggest distaster on the guitar<text:span text:style-name="T9">, electric and classical. I very much enjoy playing the bass - my technique is not the best, by I'd say my groove is good.</text:span></text:p>
      <text:p text:style-name="P1"/>
      <text:p text:style-name="P1"/>
      <text:p text:style-name="P1"/>
      <text:p text:style-name="P12">Nìcola Mazzocchi Solo Guitar (from the Italian: solo, meaning alone) </text:p>
      <text:p text:style-name="P11"/>
      <text:p text:style-name="P11">He synthesized his various musical experiences as a self-taught guitarist. </text:p>
      <text:p text:style-name="P11"/>
      <text:p text:style-name="P11">The sound is a mish-mash that drew from jazz backgrounds in to world music elements. brazilian music, blues, minimalist, electronic elements and funk-inflected music. </text:p>
      <text:p text:style-name="P11"/>
      <text:p text:style-name="P11">His instruments of choice are the guitars both classic and electric.</text:p>
      <text:p text:style-name="P1"/>
      <text:p text:style-name="P1"/>
      <text:p text:style-name="P1"/>
      <text:p text:style-name="P1"><text:soft-page-break/></text:p>
      <text:p text:style-name="P1"/>
      <text:p text:style-name="P1"/>
      <text:p text:style-name="P1"/>
      <text:p text:style-name="P1"/>
      <text:p text:style-name="P14">During the years, I've <text:span text:style-name="T7">performed and</text:span> collaborated <text:span text:style-name="T6">(among ohers) with Gianluca Bargelli, Michal Dunkley, Cristiano Argentino Storino, Anonimo Romano, Fabrizio Orlando, Marzio Pitzalis, David LoCascio, Giulio Clesceri, Leonardo Giuntini, Franco Pellicani, Volker Rinza, Naomi Jean, Bruno Angeloni, Emilio Gordoa, Marcelo Vaz, Jan Schuster, Aloo Chandra, Guilherme Dias.</text:span></text:p>
      <text:p text:style-name="P23">The groups I've played with are The Moon Mamoth, Mastikazz, Rock in progress, Box 25, Unknown Phone Happening Orchestra.</text:p>
      <text:p text:style-name="P16">I've studied with Paolo Tofani, <text:span text:style-name="T8">Maurizio Pugno, Marco Marconi, Bruno Angeloni, Cristiano Argentino, Daniel Marques and Jörg Schippa.</text:span></text:p>
      <text:p text:style-name="P1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1" style:display-name="Fuente de párrafo predeter.1" style:family="text"/>
    <style:style style:name="hps" style:family="text" style:parent-style-name="Fuente_20_de_20_párrafo_20_predeter.1"/>
    <style:style style:name="hps_20_atn" style:display-name="hps atn" style:family="text" style:parent-style-name="Fuente_20_de_20_párrafo_20_predeter.1"/>
    <style:style style:name="short_5f_text" style:display-name="short_text" style:family="text" style:parent-style-name="Fuente_20_de_20_párrafo_20_predeter.1"/>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ulovic</meta:initial-creator>
    <meta:creation-date>2018-12-30T17:11:05.109512749</meta:creation-date>
    <dc:date>2018-12-30T20:40:14.546405636</dc:date>
    <dc:creator>Ana Bulovic</dc:creator>
    <meta:editing-duration>PT3H8M3S</meta:editing-duration>
    <meta:editing-cycles>130</meta:editing-cycles>
    <meta:generator>LibreOffice/5.1.6.2$Linux_X86_64 LibreOffice_project/10m0$Build-2</meta:generator>
    <meta:document-statistic meta:table-count="0" meta:image-count="0" meta:object-count="0" meta:page-count="2" meta:paragraph-count="19" meta:word-count="584" meta:character-count="3526" meta:non-whitespace-character-count="2952"/>
  </office:meta>
</office:document-meta>
</file>